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25A41B60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a6099" draw:fill-color="#2a6099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3" style:family="paragraph">
      <loext:graphic-properties draw:fill-color="#2a6099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0cm" svg:y="0cm">
          <text:p text:style-name="P1"><text:span text:style-name="T1">Kurs in</text:span></text:p>
          <text:p text:style-name="P1"><text:span text:style-name="T2"/></text:p>
          <text:p text:style-name="P1"><text:span text:style-name="T2">Java-Programmierung</text:span></text:p>
          <text:p text:style-name="P1"><text:span text:style-name="T2"/></text:p>
          <text:p text:style-name="P2"><text:span text:style-name="T3">mit</text:span></text:p>
          <text:p text:style-name="P2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426cm" svg:height="0.806cm" svg:x="8.287cm" svg:y="7.227cm">
          <draw:image xlink:href="Pictures/1000000100000A000000025A41B60BC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30T09:37:43.830000000</meta:creation-date>
    <dc:date>2024-10-30T09:49:50.181000000</dc:date>
    <meta:editing-duration>PT6M22S</meta:editing-duration>
    <meta:editing-cycles>2</meta:editing-cycles>
    <meta:generator>LibreOffice/24.2.4.2$Windows_X86_64 LibreOffice_project/51a6219feb6075d9a4c46691dcfe0cd9c4fff3c2</meta:generator>
    <meta:document-statistic meta:object-count="2"/>
  </office:meta>
</office:document-meta>
</file>